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OpenSymbol" svg:font-family="OpenSymbo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/>
    </style:style>
    <style:style style:name="P2" style:family="paragraph" style:parent-style-name="Text_20_body">
      <style:text-properties style:font-name="Comic Sans MS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/>
    </style:style>
    <style:style style:name="T5" style:family="text">
      <style:text-properties style:text-underline-style="solid" style:text-underline-width="auto" style:text-underline-color="font-color" fo:font-weight="bold"/>
    </style:style>
    <style:style style:name="T6" style:family="text">
      <style:text-properties style:font-name="Comic Sans MS" fo:font-size="14pt"/>
    </style:style>
    <style:style style:name="T7" style:family="text">
      <style:text-properties style:font-name="Comic Sans MS" fo:font-size="24pt" fo:font-weight="bold"/>
    </style:style>
    <style:style style:name="T8" style:family="text">
      <style:text-properties fo:color="#800000" style:font-name="Verdana1"/>
    </style:style>
    <style:style style:name="T9" style:family="text">
      <style:text-properties fo:color="#800000" style:font-name="Verdana1" style:text-underline-style="solid" style:text-underline-width="auto" style:text-underline-color="font-color" fo:font-weight="bold"/>
    </style:style>
    <style:style style:name="T10" style:family="text">
      <style:text-properties fo:font-size="7pt"/>
    </style:style>
    <style:style style:name="T11" style:family="text">
      <style:text-properties fo:color="#000066" style:font-name="Verdana1" fo:font-size="10.5pt" fo:font-weight="bold"/>
    </style:style>
    <style:style style:name="T12" style:family="text">
      <style:text-properties fo:color="#000080" style:font-name="Verdana1" fo:font-size="10.5pt"/>
    </style:style>
    <style:style style:name="T13" style:family="text">
      <style:text-properties fo:color="#000080" style:font-name="Verdana1" fo:font-size="10.5pt" style:text-underline-style="solid" style:text-underline-width="auto" style:text-underline-color="font-color"/>
    </style:style>
    <style:style style:name="T14" style:family="text">
      <style:text-properties fo:color="#006666"/>
    </style:style>
    <style:style style:name="T15" style:family="text">
      <style:text-properties fo:color="#006666" style:font-name="Verdana1" fo:font-weight="bold"/>
    </style:style>
    <style:style style:name="T16" style:family="text">
      <style:text-properties fo:color="#006666" style:font-name="Verdana1" fo:font-size="14pt" fo:font-weight="bold"/>
    </style:style>
    <style:style style:name="T17" style:family="text">
      <style:text-properties fo:color="#006600" style:font-name="Verdana1" fo:font-weight="bold"/>
    </style:style>
    <style:style style:name="T18" style:family="text">
      <style:text-properties fo:color="#ff0000" style:font-name="Verdana1" fo:font-weight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rockpot Enchilada</text:span><text:line-break/>Crystal Miller<text:line-break/><text:line-break/>1 recipe enchilada sauce <text:line-break/>1 lb. hamburger<text:line-break/>½ sweet onion, chopped <text:line-break/>4 cups cooked pinto beans<text:line-break/>1 can olives, sliced<text:line-break/>1 can whole corn<text:line-break/>4 cups shredded cheese<text:line-break/>12 corn tortillas<text:line-break/><text:line-break/>Prepare enchilada sauce and set aside. In a frying pan brown hamburger and add onion and cook until the hamburger is no longer pink and the onion is soft. Add the pinto beans, olives, and corn. In a large 6qt. crockpot spray a little non-stick spray on the bottom. Lay 3 tortillas on the bottom and cover them with about ½ cup of enchilada sauce. Then top that with about 1/3 of hamburger/bean mixtures and about 1 ½ or so cups of cheese. Add another layer of corn tortillas and repeat the same as before, More sauce to cover tortillas (1 cup or more), 1/3 hamburger/bean mix, and cheese. Repeat this again ending with cheese and make sure you have a little enchilada sauce to spread on the top. Cook on low for 6 to 8 hours. <text:line-break/><text:line-break/>To serve: Crush some tortilla chips on you plate, scoop out some enchilada and put this on the chips. Top with sour cream and salsa. Delicious! <text:line-break/><text:line-break/>Serve with a veggie platter and ranch dip or nice green sala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OpenSymbol" svg:font-family="OpenSymbo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7:52:01.64</dc:date>
    <dc:creator>Crystal Miller</dc:creator>
    <meta:editing-duration>PT13H3M5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" meta:word-count="210" meta:character-count="1144"/>
  </office:meta>
</office:document-meta>
</file>